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12.11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Hipidiomo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groguenc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Isòtrop / dèbilment anisòtrop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Colors d'interferència</text:p>
          </table:table-cell>
          <table:table-cell office:value-type="string" table:style-name="ce9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6" table:style-name="ce11">
            <text:p>6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Ganga 10%</text:p>
          </table:table-cell>
          <table:table-cell office:value-type="string" table:style-name="ce14">
            <text:p>Calcosina 30%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5">
            <text:p>Pirit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6">
            <text:p>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Frequentment visible (100)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Forta (51.7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groguen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Dura: &gt;arsenopirita, &gt;hematites, ~marcassi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Generalment isòtrop. En algunes ocasions dèbilment anisòtrop.</text:p>
          </table:table-cell>
          <table:table-cell table:number-columns-repeated="16382"/>
        </table:table-row>
        <table:table-row table:style-name="ro12">
          <table:table-cell office:value-type="string" table:style-name="ce17">
            <text:p>Colors d'interferència</text:p>
          </table:table-cell>
          <table:table-cell office:value-type="string" table:style-name="ce9">
            <text:p>Generalment no en presenta però en algunes ocasions poden anar de verds blavosos a vermells ataronjats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8">
            <text:p>Minerals associats</text:p>
          </table:table-cell>
          <table:table-cell office:value-type="string" table:style-name="ce9">
            <text:p>Pràcticament tots els minerals però especialment arsenopirita, calcopirita, galena, magnetita, marcassita, pirrotina i esfalerita.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49:22Z</dc:date>
    <meta:editing-cycles>3</meta:editing-cycles>
    <meta:editing-duration>PT1452S</meta:editing-duration>
  </office:meta>
</office:document-meta>
</file>